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8" text:outline-level="8"><text:text-input text:description="Title">Title</text:text-input></text:h>
      <text:p text:style-name="Standard"><text:text-input text:description="Description">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4:06:44</meta:creation-date>
    <dc:date>2014-05-11T14:36:34</dc:date>
    <dc:creator>carlos </dc:creator>
    <meta:editing-duration>P0D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33" meta:non-whitespace-character-count="31"/>
  </office:meta>
</office:document-meta>
</file>